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  <style:text-properties fo:color="#000000"/>
    </style:style>
    <style:style style:name="P4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  <style:text-properties fo:font-weight="normal" style:font-weight-asian="normal" style:font-name-complex="Lohit Tamil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0cm"/>
          <style:tab-stop style:position="1.958cm"/>
        </style:tab-stops>
      </style:paragraph-properties>
      <style:text-properties style:text-underline-style="solid" style:text-underline-width="auto" style:text-underline-color="font-color" fo:font-weight="bold" style:font-weight-asian="bold" style:font-name-complex="Lohit Tamil" style:font-weight-complex="bold"/>
    </style:style>
    <style:style style:name="P7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  <style:text-properties style:text-underline-style="solid" style:text-underline-width="auto" style:text-underline-color="font-color" style:font-name-complex="Lohit Tamil"/>
    </style:style>
    <style:style style:name="P8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  <style:text-properties style:font-name="Lohit Tamil" fo:font-weight="normal" style:font-weight-asian="normal" style:font-name-complex="Lohit Tamil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0cm"/>
          <style:tab-stop style:position="1.958cm"/>
        </style:tab-stops>
      </style:paragraph-properties>
      <style:text-properties style:text-underline-style="solid" style:text-underline-width="auto" style:text-underline-color="font-color" fo:font-weight="bold" style:font-weight-asian="bold" style:font-name-complex="Lohit Tamil" style:font-weight-complex="bold"/>
    </style:style>
    <style:style style:name="P10" style:family="paragraph" style:parent-style-name="Standard" style:list-style-name="WW8Num13">
      <style:paragraph-properties fo:margin-left="1.27cm" fo:margin-right="0cm" fo:text-indent="-0.635cm" style:auto-text-indent="false">
        <style:tab-stops>
          <style:tab-stop style:position="1.27cm"/>
          <style:tab-stop style:position="3.228cm"/>
        </style:tab-stops>
      </style:paragraph-properties>
      <style:text-properties fo:font-weight="normal" style:font-weight-asian="normal" style:font-weight-complex="normal"/>
    </style:style>
    <style:style style:name="P11" style:family="paragraph" style:parent-style-name="Standard" style:list-style-name="WW8Num14">
      <style:paragraph-properties fo:margin-left="1.27cm" fo:margin-right="0cm" fo:text-indent="-0.635cm" style:auto-text-indent="false">
        <style:tab-stops>
          <style:tab-stop style:position="1.27cm"/>
          <style:tab-stop style:position="3.228cm"/>
        </style:tab-stops>
      </style:paragraph-properties>
      <style:text-properties fo:font-weight="normal" style:font-weight-asian="normal" style:font-weight-complex="normal"/>
    </style:style>
    <style:style style:name="P12" style:family="paragraph" style:parent-style-name="Standard" style:list-style-name="WW8Num15">
      <style:paragraph-properties fo:margin-left="1.27cm" fo:margin-right="0cm" fo:text-indent="-0.635cm" style:auto-text-indent="false">
        <style:tab-stops>
          <style:tab-stop style:position="1.27cm"/>
          <style:tab-stop style:position="3.228cm"/>
        </style:tab-stops>
      </style:paragraph-properties>
      <style:text-properties fo:font-weight="normal" style:font-weight-asian="normal" style:font-weight-complex="normal"/>
    </style:style>
    <style:style style:name="P13" style:family="paragraph" style:parent-style-name="Standard" style:list-style-name="WW8Num16">
      <style:paragraph-properties fo:margin-left="1.27cm" fo:margin-right="0cm" fo:text-indent="-0.635cm" style:auto-text-indent="false">
        <style:tab-stops>
          <style:tab-stop style:position="1.27cm"/>
          <style:tab-stop style:position="3.228cm"/>
        </style:tab-stops>
      </style:paragraph-properties>
      <style:text-properties fo:font-weight="normal" style:font-weight-asian="normal" style:font-weight-complex="normal"/>
    </style:style>
    <style:style style:name="P14" style:family="paragraph" style:parent-style-name="Standard" style:list-style-name="WW8Num17">
      <style:paragraph-properties fo:margin-left="1.27cm" fo:margin-right="0cm" fo:text-indent="-0.635cm" style:auto-text-indent="false">
        <style:tab-stops>
          <style:tab-stop style:position="1.27cm"/>
          <style:tab-stop style:position="3.228cm"/>
        </style:tab-stops>
      </style:paragraph-properties>
      <style:text-properties fo:font-weight="normal" style:font-weight-asian="normal" style:font-weight-complex="normal"/>
    </style:style>
    <style:style style:name="P15" style:family="paragraph" style:parent-style-name="Standard" style:list-style-name="WW8Num18">
      <style:paragraph-properties fo:margin-left="1.27cm" fo:margin-right="0cm" fo:text-indent="-0.635cm" style:auto-text-indent="false">
        <style:tab-stops>
          <style:tab-stop style:position="1.27cm"/>
          <style:tab-stop style:position="3.228cm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WW8Num19">
      <style:paragraph-properties fo:margin-left="1.27cm" fo:margin-right="0cm" fo:text-indent="-0.635cm" style:auto-text-indent="false">
        <style:tab-stops>
          <style:tab-stop style:position="1.27cm"/>
          <style:tab-stop style:position="3.228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font-name-complex="Lohit Tamil"/>
    </style:style>
    <style:style style:name="T2" style:family="text">
      <style:text-properties style:font-name="Lohit Tamil" style:font-name-complex="Lohit Tamil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பெருக்கல்</text:p>
      <text:p text:style-name="P6">உர்த்வதிர்யக்</text:p>
      <text:p text:style-name="P7"/>
      <text:p text:style-name="P8">உதாரணம்:</text:p>
      <text:p text:style-name="P4"><text:s text:c="6"/><text:tab/> <text:tab/>22 * 12</text:p>
      <text:p text:style-name="P4"/>
      <text:p text:style-name="P4"><text:tab/><text:tab/>22</text:p>
      <text:p text:style-name="P4"><text:tab/><text:tab/> <text:s text:c="2"/>21 (<text:span text:style-name="T1">இரண்டாவது எண்ணை திருப்பி எழுதவும்</text:span> )</text:p>
      <text:p text:style-name="P4"/>
      <text:p text:style-name="P4"><text:span text:style-name="T1">முதல்படி</text:span>: 2 x 2 = 4</text:p>
      <text:p text:style-name="P4"><text:tab/><text:tab/>22</text:p>
      <text:p text:style-name="P4"><text:tab/> <text:s text:c="7"/>21 (<text:span text:style-name="T1">பெருக்க ஆரம்பிக்கவும்</text:span>)</text:p>
      <text:p text:style-name="P4"><text:tab/><text:tab/>-------</text:p>
      <text:p text:style-name="P4"><text:tab/><text:tab/>4</text:p>
      <text:p text:style-name="P4"><text:tab/></text:p>
      <text:p text:style-name="P4"><text:span text:style-name="T1">இரண்டாம் படி </text:span>: <text:s/>( 2 x 1 + 2 x 2 = 6 )</text:p>
      <text:p text:style-name="P4"><text:tab/><text:tab/>22</text:p>
      <text:p text:style-name="P4"><draw:custom-shape text:anchor-type="paragraph" draw:z-index="0" draw:style-name="gr1" svg:width="0.662cm" svg:height="0.265cm" svg:x="3.644cm" svg:y="0.13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21</text:p>
      <text:p text:style-name="P4"><text:tab/><text:tab/>------</text:p>
      <text:p text:style-name="P4"><text:tab/><text:tab/>46<text:tab/>(<text:span text:style-name="T2">நினைவில்0)</text:span></text:p>
      <text:p text:style-name="P4"><text:tab/></text:p>
      <text:p text:style-name="P4"/>
      <text:p text:style-name="P4"><text:span text:style-name="T1">மூன்றாம் படி </text:span>: 2 x 1 = 2</text:p>
      <text:p text:style-name="P4"><text:tab/><text:tab/>22</text:p>
      <text:p text:style-name="P4"><text:tab/> <text:s text:c="3"/>21</text:p>
      <text:p text:style-name="P4"><text:tab/> <text:s text:c="6"/>------<text:tab/></text:p>
      <text:p text:style-name="P4"><text:tab/><text:span text:style-name="T1">நினைவில்</text:span> 0</text:p>
      <text:p text:style-name="P4"><text:tab/><text:tab/>462 (விடை)</text:p>
      <text:p text:style-name="P4"><text:span text:style-name="T1">பயிற்சி</text:span>:</text:p>
      <text:list text:style-name="WW8Num13">
        <text:list-item>
          <text:p text:style-name="P10">98 * 102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style-name="WW8Num14">
        <text:list-item>
          <text:p text:style-name="P11">46 * 54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இடைப்பட <text:s/>படிகள் இல்லாமல் செய்யவும்!!!</text:p>
      <text:p text:style-name="P4"><text:soft-page-break/></text:p>
      <text:list text:style-name="WW8Num15">
        <text:list-item>
          <text:p text:style-name="P12">2247 * 1133</text:p>
        </text:list-item>
      </text:list>
      <text:p text:style-name="P4"/>
      <text:p text:style-name="P4"/>
      <text:p text:style-name="P4"/>
      <text:p text:style-name="P4"/>
      <text:p text:style-name="P4"/>
      <text:list text:style-name="WW8Num16">
        <text:list-item>
          <text:p text:style-name="P13">2006 * 2222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text:style-name="WW8Num17">
        <text:list-item>
          <text:p text:style-name="P14">1989 * 1999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text:style-name="WW8Num18">
        <text:list-item>
          <text:p text:style-name="P15">9292 * 10030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style-name="WW8Num19">
        <text:list-item>
          <text:p text:style-name="P16">19245 * 23234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3z0" style:family="text">
      <style:text-properties style:font-name="SymbolPS" style:font-name-complex="Times New Roman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2" text:consecutive-numbering="true">
      <text:list-level-style-number text:level="1" style:num-suffix=")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">
        <style:text-properties fo:font-family="Wingdings" style:font-charset="x-symbol"/>
      </text:list-level-style-bullet>
      <text:list-level-style-bullet text:level="2" text:style-name="WW8Num3z1" style:num-suffix="." text:bullet-char="">
        <style:text-properties style:font-name="Wingdings 2"/>
      </text:list-level-style-bullet>
      <text:list-level-style-bullet text:level="3" text:style-name="WW8Num3z2" style:num-suffix="." text:bullet-char="■">
        <style:text-properties style:font-name="StarSymbol"/>
      </text:list-level-style-bullet>
      <text:list-level-style-bullet text:level="4" text:style-name="WW8Num3z0" style:num-suffix="." text:bullet-char="">
        <style:text-properties fo:font-family="Wingdings" style:font-charset="x-symbol"/>
      </text:list-level-style-bullet>
      <text:list-level-style-bullet text:level="5" text:style-name="WW8Num3z1" style:num-suffix="." text:bullet-char="">
        <style:text-properties style:font-name="Wingdings 2"/>
      </text:list-level-style-bullet>
      <text:list-level-style-bullet text:level="6" text:style-name="WW8Num3z2" style:num-suffix="." text:bullet-char="■">
        <style:text-properties style:font-name="StarSymbol"/>
      </text:list-level-style-bullet>
      <text:list-level-style-bullet text:level="7" text:style-name="WW8Num3z0" style:num-suffix="." text:bullet-char="">
        <style:text-properties fo:font-family="Wingdings" style:font-charset="x-symbol"/>
      </text:list-level-style-bullet>
      <text:list-level-style-bullet text:level="8" text:style-name="WW8Num3z1" style:num-suffix="." text:bullet-char="">
        <style:text-properties style:font-name="Wingdings 2"/>
      </text:list-level-style-bullet>
      <text:list-level-style-bullet text:level="9" text:style-name="WW8Num3z2" style:num-suffix="." text:bullet-char="■">
        <style:text-properties style:font-name="StarSymbol"/>
      </text:list-level-style-bullet>
      <text:list-level-style-number text:level="10" style:num-suffix="." style:num-format="1"/>
    </text:list-style>
    <text:list-style style:name="WW8Num4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">
      <text:list-level-style-number text:level="1" style:num-suffix="." style:num-format="1" text:start-value="7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P1">WORKSHEET 4</text:p>
      </style:header>
      <style:footer>
        <text:p text:style-name="P2">Department of Computer Science and Engineering, Anna University Chenna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19T09:05:36</meta:creation-date>
    <dc:creator>gbbama</dc:creator>
    <dc:date>2009-05-25T16:22:33</dc:date>
    <meta:editing-cycles>21</meta:editing-cycles>
    <meta:editing-duration>PT43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77" meta:character-count="508"/>
  </office:meta>
</office:document-meta>
</file>